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40000014092E0CF4FEB9EB2B5.jpg" manifest:media-type="image/jpeg"/>
  <manifest:file-entry manifest:full-path="Pictures/100000000000025800000258AD6E956EC5BE94BB.png" manifest:media-type="image/png"/>
  <manifest:file-entry manifest:full-path="Pictures/10000201000004B0000002D0ACAD69C7923F899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" draw:fill-color="#ffffff" draw:textarea-horizontal-align="justify" draw:textarea-vertical-align="middle" draw:auto-grow-height="false" fo:min-height="5.846cm" fo:min-width="5.507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7.5cm" svg:height="19cm" draw:transform="rotate (-1.5707963267949) translate (20.004cm 1.004cm)">
          <draw:image xlink:href="Pictures/10000201000004B0000002D0ACAD69C7923F899B.png" xlink:type="simple" xlink:show="embed" xlink:actuate="onLoad">
            <text:p/>
          </draw:image>
        </draw:frame>
        <draw:custom-shape draw:style-name="gr2" draw:text-style-name="P2" draw:layer="layout" svg:width="6.007cm" svg:height="6.096cm" svg:x="4.522cm" svg:y="8.3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cm" svg:height="5cm" svg:x="5.004cm" svg:y="9.004cm">
          <draw:image xlink:href="Pictures/100000000000025800000258AD6E956EC5BE94BB.png" xlink:type="simple" xlink:show="embed" xlink:actuate="onLoad">
            <text:p/>
          </draw:image>
        </draw:frame>
        <draw:frame draw:style-name="gr3" draw:text-style-name="P3" draw:layer="layout" svg:width="4.5cm" svg:height="9.7cm" svg:x="11cm" svg:y="9cm">
          <draw:image xlink:href="Pictures/10000000000000940000014092E0CF4FEB9EB2B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9T19:02:40.333581034</meta:creation-date>
    <dc:date>2019-02-19T19:03:22.833481996</dc:date>
    <meta:editing-duration>PT42S</meta:editing-duration>
    <meta:editing-cycles>1</meta:editing-cycles>
    <meta:document-statistic meta:object-count="4"/>
    <meta:generator>LibreOffice/5.1.6.2$Linux_X86_64 LibreOffice_project/10m0$Build-2</meta:generator>
  </office:meta>
</office:document-meta>
</file>